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4.5cm" fo:min-width="13.5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1.104cm" fo:min-width="2.854cm"/>
      <style:paragraph-properties style:writing-mode="lr-tb"/>
    </style:style>
    <style:style style:name="gr3" style:family="graphic" style:parent-style-name="standard">
      <style:graphic-properties draw:fill="solid" draw:fill-color="#999999" draw:textarea-horizontal-align="justify" draw:textarea-vertical-align="middle" draw:auto-grow-height="false" fo:min-height="1.782cm" fo:min-width="4.032cm"/>
      <style:paragraph-properties style:writing-mode="lr-tb"/>
    </style:style>
    <style:style style:name="gr4" style:family="graphic" style:parent-style-name="standard">
      <style:graphic-properties draw:fill="solid" draw:fill-color="#b2b2b2" draw:textarea-horizontal-align="justify" draw:textarea-vertical-align="middle" draw:auto-grow-height="false" fo:min-height="2.232cm" fo:min-width="3.232cm"/>
      <style:paragraph-properties style:writing-mode="lr-tb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1.104cm" fo:min-width="2.354cm"/>
      <style:paragraph-properties style:writing-mode="lr-tb"/>
    </style:style>
    <style:style style:name="gr6" style:family="graphic" style:parent-style-name="standard">
      <style:graphic-properties draw:fill="solid" draw:fill-color="#b2b2b2" draw:textarea-horizontal-align="justify" draw:textarea-vertical-align="middle" draw:auto-grow-height="false" fo:min-height="1.378cm" fo:min-width="0.628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999999" draw:textarea-horizontal-align="justify" draw:textarea-vertical-align="middle" draw:auto-grow-height="false" fo:min-height="0.634cm" fo:min-width="0.384cm"/>
      <style:paragraph-properties style:writing-mode="lr-tb"/>
    </style:style>
    <style:style style:name="gr10" style:family="graphic" style:parent-style-name="standard">
      <style:graphic-properties draw:fill="solid" draw:fill-color="#b2b2b2" draw:textarea-horizontal-align="justify" draw:textarea-vertical-align="middle" draw:auto-grow-height="false" fo:min-height="0.988cm" fo:min-width="0.738cm"/>
      <style:paragraph-properties style:writing-mode="lr-tb"/>
    </style:style>
    <style:style style:name="gr11" style:family="graphic" style:parent-style-name="standard">
      <style:graphic-properties draw:fill="solid" draw:fill-color="#b2b2b2" draw:textarea-horizontal-align="justify" draw:textarea-vertical-align="middle" draw:auto-grow-height="false" fo:min-height="0.878cm" fo:min-width="1.878cm"/>
      <style:paragraph-properties style:writing-mode="lr-tb"/>
    </style:style>
    <style:style style:name="gr12" style:family="graphic" style:parent-style-name="standard">
      <style:graphic-properties draw:fill="solid" draw:fill-color="#b2b2b2" draw:textarea-horizontal-align="justify" draw:textarea-vertical-align="middle" draw:auto-grow-height="false" fo:min-height="1.33cm" fo:min-width="2.33cm"/>
      <style:paragraph-properties style:writing-mode="lr-tb"/>
    </style:style>
    <style:style style:name="gr13" style:family="graphic" style:parent-style-name="standard">
      <style:graphic-properties draw:fill="solid" draw:fill-color="#b2b2b2" draw:textarea-horizontal-align="justify" draw:textarea-vertical-align="middle" draw:auto-grow-height="false" fo:min-height="1.33cm" fo:min-width="3.08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b2b2b2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solid" draw:fill-color="#999999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solid" draw:fill-color="#b2b2b2"/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solid" draw:fill-color="#999999"/>
      <style:paragraph-properties fo:text-align="center"/>
    </style:style>
    <style:style style:name="P13" style:family="paragraph">
      <loext:graphic-properties draw:fill="solid" draw:fill-color="#b2b2b2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cm" svg:height="14.75cm" svg:x="3.5cm" svg:y="4cm">
          <text:p text:style-name="P7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.5cm" svg:x="10.5cm" svg:y="14cm">
          <text:p text:style-name="P2"><text:span text:style-name="T1">EEPR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.75cm" svg:height="2.25cm" svg:x="12cm" svg:y="8.75cm">
          <text:p text:style-name="P4"><text:span text:style-name="T2">Micro-control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cm" svg:height="2.75cm" svg:x="5cm" svg:y="8.75cm">
          <text:p text:style-name="P4"><text:span text:style-name="T2">Ali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cm" svg:height="1.5cm" svg:x="14.5cm" svg:y="14cm">
          <text:p text:style-name="P2"><text:span text:style-name="T1">gâch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25cm" svg:height="1.75cm" svg:x="2cm" svg:y="9cm">
          <text:p text:style-name="P7"><text:span text:style-name="T1">Pile</text:span></text:p>
          <text:p text:style-name="P7"><text:span text:style-name="T1">9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9" draw:layer="layout" svg:x1="9cm" svg:y1="9.5cm" svg:x2="12cm" svg:y2="9.5cm">
          <text:p text:style-name="P7"><text:span text:style-name="T1">5v</text:span></text:p>
          <text:p text:style-name="P7"/>
        </draw:line>
        <draw:line draw:style-name="gr7" draw:text-style-name="P9" draw:layer="layout" svg:x1="9cm" svg:y1="10.5cm" svg:x2="10.5cm" svg:y2="10.5cm">
          <text:p text:style-name="P7"><text:span text:style-name="T1">3,3v</text:span></text:p>
          <text:p text:style-name="P7"/>
        </draw:line>
        <draw:line draw:style-name="gr8" draw:text-style-name="P9" draw:layer="layout" svg:x1="3.25cm" svg:y1="10cm" svg:x2="5cm" svg:y2="10cm">
          <text:p/>
        </draw:line>
        <draw:line draw:style-name="gr7" draw:text-style-name="P9" draw:layer="layout" svg:x1="13.25cm" svg:y1="11cm" svg:x2="13.25cm" svg:y2="14cm">
          <text:p text:style-name="P10"><text:span text:style-name="T1">5V</text:span></text:p>
          <text:p text:style-name="P10"><text:span text:style-name="T1"/></text:p>
        </draw:line>
        <draw:line draw:style-name="gr7" draw:text-style-name="P11" draw:layer="layout" svg:x1="15.25cm" svg:y1="11cm" svg:x2="15.25cm" svg:y2="14cm">
          <text:p text:style-name="P7"><text:span text:style-name="T1"><text:s text:c="6"/></text:span><text:span text:style-name="T1">5V</text:span></text:p>
          <text:p text:style-name="P7"><text:span text:style-name="T1"/></text:p>
        </draw:line>
        <draw:custom-shape draw:style-name="gr9" draw:text-style-name="P12" draw:layer="layout" svg:width="1.25cm" svg:height="1.25cm" svg:x="5.75cm" svg:y="7cm">
          <text:p text:style-name="P7">l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1.75cm" svg:height="1.75cm" svg:x="14.75cm" svg:y="1.75cm">
          <text:p text:style-name="P7"><text:span text:style-name="T3">Lecteur </text:span></text:p>
          <text:p text:style-name="P7"><text:span text:style-name="T3">d’empre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5cm" svg:height="1.25cm" svg:x="12.75cm" svg:y="16.75cm">
          <text:p text:style-name="P7"><text:span text:style-name="T2">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9" draw:layer="layout" svg:x1="14.236cm" svg:y1="11.006cm" svg:x2="14.25cm" svg:y2="16.75cm">
          <text:p text:style-name="P10"><text:span text:style-name="T1">5V <text:s text:c="6"/></text:span></text:p>
          <text:p text:style-name="P10"><text:span text:style-name="T1"/></text:p>
        </draw:line>
        <draw:custom-shape draw:style-name="gr12" draw:text-style-name="P8" draw:layer="layout" svg:width="3cm" svg:height="1.75cm" svg:x="5.5cm" svg:y="15.5cm">
          <text:p text:style-name="P7"><text:span text:style-name="T1">module </text:span></text:p>
          <text:p text:style-name="P7"><text:span text:style-name="T1">nRF24L01</text:span>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9" draw:layer="layout" svg:x1="12.5cm" svg:y1="11cm" svg:x2="12.5cm" svg:y2="13.25cm">
          <text:p/>
        </draw:line>
        <draw:line draw:style-name="gr8" draw:text-style-name="P9" draw:layer="layout" svg:x1="12.5cm" svg:y1="13.25cm" svg:x2="9.75cm" svg:y2="13.25cm">
          <text:p/>
        </draw:line>
        <draw:line draw:style-name="gr8" draw:text-style-name="P9" draw:layer="layout" svg:x1="9.75cm" svg:y1="13.25cm" svg:x2="9.75cm" svg:y2="16.5cm">
          <text:p/>
        </draw:line>
        <draw:line draw:style-name="gr8" draw:text-style-name="P9" draw:layer="layout" svg:x1="9.75cm" svg:y1="16.5cm" svg:x2="8.5cm" svg:y2="16.5cm">
          <text:p/>
        </draw:line>
        <draw:custom-shape draw:style-name="gr13" draw:text-style-name="P8" draw:layer="layout" svg:width="3.75cm" svg:height="1.75cm" svg:x="8.75cm" svg:y="5cm">
          <text:p text:style-name="P7">LC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9" draw:layer="layout" svg:x1="15.75cm" svg:y1="3.25cm" svg:x2="15.75cm" svg:y2="8.75cm">
          <text:p/>
        </draw:line>
        <draw:line draw:style-name="gr7" draw:text-style-name="P9" draw:layer="layout" svg:x1="12.5cm" svg:y1="6cm" svg:x2="15cm" svg:y2="6cm">
          <text:p text:style-name="P10"><text:span text:style-name="T1">5V</text:span></text:p>
          <text:p text:style-name="P10"><text:span text:style-name="T1"/></text:p>
        </draw:line>
        <draw:line draw:style-name="gr8" draw:text-style-name="P9" draw:layer="layout" svg:x1="15cm" svg:y1="6cm" svg:x2="15cm" svg:y2="9cm">
          <text:p/>
        </draw:line>
        <draw:line draw:style-name="gr7" draw:text-style-name="P11" draw:layer="layout" svg:x1="7cm" svg:y1="7.75cm" svg:x2="13.75cm" svg:y2="7.75cm">
          <text:p text:style-name="P7"><text:span text:style-name="T1"/></text:p>
          <text:p text:style-name="P7"><text:span text:style-name="T1">5V</text:span></text:p>
          <text:p text:style-name="P7"><text:span text:style-name="T1"/></text:p>
          <text:p text:style-name="P7"><text:span text:style-name="T1"/></text:p>
        </draw:line>
        <draw:line draw:style-name="gr8" draw:text-style-name="P9" draw:layer="layout" svg:x1="13.75cm" svg:y1="7.75cm" svg:x2="13.75cm" svg:y2="8.75cm">
          <text:p/>
        </draw:line>
        <draw:line draw:style-name="gr8" draw:text-style-name="P9" draw:layer="layout" svg:x1="9.75cm" svg:y1="10.5cm" svg:x2="9.75cm" svg:y2="13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6" draw:display-name="Extrémités de flèche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3-26T09:45:24.497000000</meta:creation-date>
    <dc:date>2026-03-26T10:56:52.413000000</dc:date>
    <meta:editing-duration>PT8M23S</meta:editing-duration>
    <meta:editing-cycles>1</meta:editing-cycles>
    <meta:document-statistic meta:object-count="27"/>
    <meta:generator>LibreOffice/7.1.1.2$Windows_X86_64 LibreOffice_project/fe0b08f4af1bacafe4c7ecc87ce55bb426164676</meta:generator>
  </office:meta>
</office:document-meta>
</file>